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d29e" officeooo:paragraph-rsid="000dd29e"/>
    </style:style>
    <style:style style:name="P2" style:family="paragraph" style:parent-style-name="Standard">
      <style:text-properties officeooo:rsid="0007b4f1"/>
    </style:style>
    <style:style style:name="P3" style:family="paragraph" style:parent-style-name="Standard">
      <style:text-properties officeooo:rsid="0007b4f1" officeooo:paragraph-rsid="0007b4f1"/>
    </style:style>
    <style:style style:name="P4" style:family="paragraph" style:parent-style-name="Standard">
      <style:text-properties officeooo:rsid="000b4ccc" officeooo:paragraph-rsid="000b4ccc"/>
    </style:style>
    <style:style style:name="P5" style:family="paragraph" style:parent-style-name="Standard">
      <style:text-properties officeooo:rsid="000ba029" officeooo:paragraph-rsid="000ba029"/>
    </style:style>
    <style:style style:name="P6" style:family="paragraph" style:parent-style-name="Standard">
      <style:text-properties officeooo:rsid="000d6bb3" officeooo:paragraph-rsid="000d6bb3"/>
    </style:style>
    <style:style style:name="P7" style:family="paragraph" style:parent-style-name="Standard">
      <style:text-properties officeooo:rsid="000dd29e" officeooo:paragraph-rsid="000dd29e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officeooo:rsid="001163b3" officeooo:paragraph-rsid="001163b3"/>
    </style:style>
    <style:style style:name="P10" style:family="paragraph" style:parent-style-name="Standard">
      <style:text-properties officeooo:rsid="000d6bb3" officeooo:paragraph-rsid="000d6bb3"/>
    </style:style>
    <style:style style:name="T1" style:family="text">
      <style:text-properties officeooo:rsid="00096915"/>
    </style:style>
    <style:style style:name="T2" style:family="text">
      <style:text-properties officeooo:rsid="000c8794"/>
    </style:style>
    <style:style style:name="T3" style:family="text">
      <style:text-properties fo:color="#26a269" loext:opacity="100%" fo:font-weight="bold"/>
    </style:style>
    <style:style style:name="T4" style:family="text">
      <style:text-properties fo:color="#12488b" loext:opacity="100%" fo:font-weight="bold"/>
    </style:style>
    <style:style style:name="T5" style:family="text">
      <style:text-properties officeooo:rsid="000f5649"/>
    </style:style>
    <style:style style:name="T6" style:family="text">
      <style:text-properties style:font-name="Liberation Mono" fo:font-size="10pt" officeooo:rsid="000f5649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ing G<text:span text:style-name="T1">it</text:span> through terminal command in Debian:</text:p>
      <text:p text:style-name="P3">apt install git</text:p>
      <text:p text:style-name="P3">(might need to use sudo to install)</text:p>
      <text:p text:style-name="P3"/>
      <text:p text:style-name="P4">Creating a new repository on GitHub:</text:p>
      <text:p text:style-name="P5">License: <text:span text:style-name="T2">GNU General Public License v3.0</text:span></text:p>
      <text:p text:style-name="P5"/>
      <text:p text:style-name="P7">Git basic configuration:</text:p>
      <text:p text:style-name="P1"><text:span text:style-name="T3">vero@LV-426</text:span>:<text:span text:style-name="T4">~</text:span>$ git config --global user.name "Veronique Karwowska"</text:p>
      <text:p text:style-name="Preformatted_20_Text"><text:span text:style-name="T3">vero@LV-426</text:span>:<text:span text:style-name="T4">~</text:span>$ git config --global user.email "<text:span text:style-name="T5">email</text:span>"</text:p>
      <text:p text:style-name="Preformatted_20_Text"><text:span text:style-name="T3">vero@LV-426</text:span>:<text:span text:style-name="T4">~</text:span>$ git config --global core.editor "vim"</text:p>
      <text:p text:style-name="Preformatted_20_Text"><text:span text:style-name="T3">vero@LV-426</text:span>:<text:span text:style-name="T4">~</text:span>$ git config --global --list</text:p>
      <text:p text:style-name="Preformatted_20_Text">user.name=Veronique Karwowska</text:p>
      <text:p text:style-name="Preformatted_20_Text">user.email=<text:span text:style-name="T6">email</text:span></text:p>
      <text:p text:style-name="P8">core.editor=vim</text:p>
      <text:p text:style-name="P9"/>
      <text:p text:style-name="P9">Cloning from the remote repository:</text:p>
      <text:p text:style-name="P9"><text:span text:style-name="T3">vero@LV-426</text:span>:<text:span text:style-name="T4">~</text:span>$ cd Documents</text:p>
      <text:p text:style-name="Preformatted_20_Text"><text:span text:style-name="T3">vero@LV-426</text:span>:<text:span text:style-name="T4">~/Documents</text:span>$ git clone https://github.com/VeroKar/Final-Project.git</text:p>
      <text:p text:style-name="Preformatted_20_Text">Cloning into &amp;apos;Final-Project&amp;apos;...</text:p>
      <text:p text:style-name="Preformatted_20_Text">remote: Enumerating objects: 4, done.</text:p>
      <text:p text:style-name="Preformatted_20_Text">remote: Counting objects: 100% (4/4), done.</text:p>
      <text:p text:style-name="Preformatted_20_Text">remote: Compressing objects: 100% (3/3), done.</text:p>
      <text:p text:style-name="Preformatted_20_Text">remote: Total 4 (delta 0), reused 0 (delta 0), pack-reused 0</text:p>
      <text:p text:style-name="P8">Receiving objects: 100% (4/4), 12.49 KiB | 12.49 MiB/s, done.</text:p>
      <text:p text:style-name="P6">Uploading the Journal to github: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17:04.019673591</meta:creation-date>
    <dc:date>2021-11-27T01:26:22.011668888</dc:date>
    <meta:editing-duration>PT16M3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23" meta:word-count="123" meta:character-count="932" meta:non-whitespace-character-count="837"/>
  </office:meta>
</office:document-meta>
</file>